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h text:style-name="Heading_20_1" text:outline-level="1">Szakdolgozat</text:h>
      <text:h text:style-name="Heading_20_2" text:outline-level="2">1. Motiváció</text:h>
      <text:h text:style-name="Heading_20_3" text:outline-level="3">1.1 Jelenlegi fejlesztési problémák</text:h>
      <text:p text:style-name="First_20_paragraph">A weboldalak fejlesztése gyakran olyan technológiák felhasználásával jár, ami nem a kívánt célra lett kifejlesztve, ami jelentős hátrányokkal jár, továbbfejlesztés, és egyedi igények kielégítése szempontjából. Ezeket a technológiákat a weboldal jelentős sebességgel való elindításáért használják. Az egyik ilyen eszköz a <text:span text:style-name="Source_Text">Wordpress</text:span>.</text:p>
      <text:p text:style-name="Text_20_body">A <text:span text:style-name="Source_Text">Wordpress</text:span> egy web platformon futó tartalomkezelő rendszer, ami blogok készítésére lett kifejlesztve. Ennek ellenére ugyanúgy használatos online áruházak létrehozására is. Számos bővítmény áll rendelkezésünkre, amik segítik, hogy egy projekt gyorsan elindulhasson. A bővítmények általában nem jól dokumentáltak. A dokumentáltság hiánya megnehezíti a követelmények teljesítését.</text:p>
      <text:p text:style-name="Text_20_body">A fejlesztők nem írhatják át a komponenseket, hanem helyette olyan bővítményeket hoznak létre, ami majd elvégzi a kívánt módosítást. Ennek eléréséhez úgynevezett <text:span text:style-name="Source_Text">hook</text:span>okat használ a rendszer, amit a komponensek készítői tesznek bele a függvények lényegi elemei elé és után, hogy ott lefuthasson egy másik bővítményben egy mások által írt kód. A <text:span text:style-name="Source_Text">hook</text:span>okat nem minden bővítmény készítője teszi bele és biztos hogy nem minden függvénybe és nagyobb módosítást ezekkel sem lehet jól kivitelezni.</text:p>
      <text:p text:style-name="Text_20_body">A <text:span text:style-name="Source_Text">wordpress</text:span> egy blogrendszer, nincs arra felkészítve, hogy más célú weboldalak elkészülhessenek benne. Ez azt vonja maga után, hogy mind a kód mind az adatbázis nem követi az üzleti logikát.</text:p>
      <text:h text:style-name="Heading_20_3" text:outline-level="3">1.2 Kód generátorokról általánosságban</text:h>
      <text:p text:style-name="First_20_paragraph">A fejlesztést számos módszerrel fel lehet gyorsítani. Ha a programkódban ismétlődés van, akkor annak egy része generálható. Egy magasabb szintű információ magába foglal több alacsonyabb szintű információt. Magasabb szinten, kevesebb idő megfogalmazni információkat, mint alacsony szinten, habár alacsony szinten sokkal specifikusabb információkat adhatunk meg. Így az az ideális, hogyha először magasabb szinten fogalmazzuk meg az igényeinket, és azután alacsonyabb szintre generáljuk, majd testre szabjuk alacsony szinten. Ezért szükségesek a kódgenerátorok.</text:p>
      <text:h text:style-name="Heading_20_3" text:outline-level="3">1.3 Fejlesztés felgyorsítása, a kód minőség megmaradásával</text:h>
      <text:p text:style-name="First_20_paragraph">Relációs adatbázison alapuló weboldalak elkészítését fel lehet gyorsítani egy olyan kód generátorral ami bizonyos kapcsolatoknak a megszokott Model, Controller, View -t és egyben adatbázis sémát is generál. Például a <text:span text:style-name="Source_Text">Egy bejegyzésnek van sok shozzászólása</text:span> alapján létre tudunk hozni egy bekonfigurált kész oldalt, ahol a következő nézetek vannak:</text:p>
      <text:list text:style-name="L1">
        <text:list-item>
          <text:p text:style-name="P1">Bejegyzések és a hozzá tartozó hozzászólások</text:p>
        </text:list-item>
        <text:list-item>
          <text:p text:style-name="P1">Csak bejegyzések</text:p>
        </text:list-item>
        <text:list-item>
          <text:p text:style-name="P1">Csak hozzászólások</text:p>
        </text:list-item>
        <text:list-item>
          <text:p text:style-name="P1">Hozzászólás hozzáadása</text:p>
        </text:list-item>
        <text:list-item>
          <text:p text:style-name="P1">Bejegyzés hozzáadása</text:p>
        </text:list-item>
        <text:list-item>
          <text:p text:style-name="P1">Bejegyzés és hozzászólás párosítása</text:p>
        </text:list-item>
        <text:list-item>
          <text:p text:style-name="P1">…</text:p>
        </text:list-item>
      </text:list>
      <text:p text:style-name="First_20_paragraph">Olyan kód generátor ami ennyi mindent legenerálna, nem létezik jelenleg. Az ilyen állításokat nagyon egyszerű megfogalmazni az Entity Relationship<text:note text:id="ftn0" text:note-class="footnote"><text:note-citation>1</text:note-citation><text:note-body><text:p text:style-name="Footnote">Az ER (Entity Relationship) modell, nevéből adódóan egyedeket, és azok kapcsolatait képes, hétköznapi emberek számára is érthető formában megjeleníteni.</text:p></text:note-body></text:note> modell segítségével.</text:p>
      <text:h text:style-name="Heading_20_2" text:outline-level="2">2. Összehasonlítás meglévő rendszerekkel</text:h>
      <text:h text:style-name="Heading_20_3" text:outline-level="3">2.1 Meglévő kódgenerátorok</text:h>
      <text:h text:style-name="Heading_20_4" text:outline-level="4">2.1.1 Emmet</text:h>
      <text:p text:style-name="First_20_paragraph">HTML elemek generálására használják. Jelentősen felgyorsítja a HTML kód írását.</text:p>
      <text:p text:style-name="Text_20_body"><text:span text:style-name="T1">Kifejezés</text:span></text:p>
      <text:p text:style-name="Text_20_body"><text:span text:style-name="T1">Generált HTML</text:span></text:p>
      <text:p text:style-name="Text_20_body"><text:span text:style-name="Source_Text">.osztaly&gt;article&gt;h1+p</text:span></text:p>
      <text:p text:style-name="P2">&lt;div class="osztaly"&gt;</text:p>
      <text:p text:style-name="P3"><text:s text:c="4"/>&lt;article&gt;</text:p>
      <text:p text:style-name="P4"><text:s text:c="8"/>&lt;h1&gt;&lt;/h1&gt;</text:p>
      <text:p text:style-name="P5"><text:s text:c="8"/>&lt;p&gt;&lt;/p&gt;</text:p>
      <text:p text:style-name="P6"><text:s text:c="4"/>&lt;/article&gt;</text:p>
      <text:p text:style-name="P7">&lt;/div&gt;</text:p>
      <text:h text:style-name="Heading_20_4" text:outline-level="4">2.1.2 A phoenix CLI (Command Line Interface) beépített kód generátora</text:h>
      <text:p text:style-name="First_20_paragraph">A <text:span text:style-name="Source_Text">phoenix</text:span> az egy MVC (Model View Controller) tervezési mintán alapuló webes keretrendszer. Egy működő kezelőfelületet hoz létre egy bizonyos adatbázistáblához.</text:p>
      <text:p text:style-name="Text_20_body"><text:span text:style-name="T1">Kifejezés</text:span></text:p>
      <text:p text:style-name="Text_20_body"><text:span text:style-name="T1">Legenerált fájlok</text:span></text:p>
      <text:p text:style-name="Text_20_body"><text:span text:style-name="Source_Text">mix phx.gen.html Accounts User users name:string age:integer</text:span></text:p>
      <text:list text:style-name="L2">
        <text:list-item>
          <text:p text:style-name="P8">context: <text:span text:style-name="Source_Text">lib/app/accounts/accounts.ex</text:span> az Accounts API -hoz<text:line-break/></text:p>
        </text:list-item>
        <text:list-item>
          <text:p text:style-name="P8">schema: <text:span text:style-name="Source_Text">lib/app/accounts/user.ex</text:span>, és hozzá egy user adatbázis tábla<text:line-break/></text:p>
        </text:list-item>
        <text:list-item>
          <text:p text:style-name="P8">view: <text:span text:style-name="Source_Text">lib/app_web/views/user_view.ex</text:span><text:line-break/></text:p>
        </text:list-item>
        <text:list-item>
          <text:p text:style-name="P8">controller: <text:span text:style-name="Source_Text">lib/app_web/controllers/user_controller.ex</text:span><text:line-break/></text:p>
        </text:list-item>
        <text:list-item>
          <text:p text:style-name="P8">templates: <text:span text:style-name="Source_Text">lib/app_web/templates/user</text:span> (listázás, szerkesztés, hozzáadás, stb..)</text:p>
        </text:list-item>
      </text:list>
      <text:p text:style-name="First_20_paragraph">A legfőbb hiányossága, hogy nem lehet kapcsolatokat megadni. A kapcsolatok megadása lehetővé tenné, hogy komplexebb logikát is letudjon generálni. A parancssoros megfogalmazás nem túl felhasználóbarát, de kevés idő alatt megtanulható.</text:p>
      <text:h text:style-name="Heading_20_3" text:outline-level="3">2.2 Meglévő ER modell tervező eszközök</text:h>
      <text:p text:style-name="First_20_paragraph">Egyes cselekvések Lépésszámainak összehasonlítása (a kevesebb a jobb).</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Eszköz</text:p>
            </table:table-cell>
            <table:table-cell table:style-name="Table1.A1" office:value-type="string">
              <text:p text:style-name="Table_20_Heading">Egyed létrehozás</text:p>
            </table:table-cell>
            <table:table-cell table:style-name="Table1.A1" office:value-type="string">
              <text:p text:style-name="Table_20_Heading">Attribútum hozzáadás</text:p>
            </table:table-cell>
            <table:table-cell table:style-name="Table1.A1" office:value-type="string">
              <text:p text:style-name="Table_20_Heading">Össze-kapcsolás</text:p>
            </table:table-cell>
            <table:table-cell table:style-name="Table1.A1" office:value-type="string">
              <text:p text:style-name="Table_20_Heading">Törlés</text:p>
            </table:table-cell>
          </table:table-row>
        </table:table-header-rows>
        <table:table-row>
          <table:table-cell table:style-name="Table1.A1" office:value-type="string">
            <text:p text:style-name="Table_20_Contents">erdplus.com</text:p>
          </table:table-cell>
          <table:table-cell table:style-name="Table1.A1" office:value-type="string">
            <text:p text:style-name="Table_20_Contents">2</text:p>
          </table:table-cell>
          <table:table-cell table:style-name="Table1.A1" office:value-type="string">
            <text:p text:style-name="Table_20_Contents">4</text:p>
          </table:table-cell>
          <table:table-cell table:style-name="Table1.A1" office:value-type="string">
            <text:p text:style-name="Table_20_Contents">2 + kapcsolat beállítása</text:p>
          </table:table-cell>
          <table:table-cell table:style-name="Table1.A1" office:value-type="string">
            <text:p text:style-name="Table_20_Contents">2</text:p>
          </table:table-cell>
        </table:table-row>
        <table:table-row>
          <table:table-cell table:style-name="Table1.A1" office:value-type="string">
            <text:p text:style-name="Table_20_Contents">draw.io</text:p>
          </table:table-cell>
          <table:table-cell table:style-name="Table1.A1" office:value-type="string">
            <text:p text:style-name="Table_20_Contents">sok</text:p>
          </table:table-cell>
          <table:table-cell table:style-name="Table1.A1" office:value-type="string">
            <text:p text:style-name="Table_20_Contents">sok</text:p>
          </table:table-cell>
          <table:table-cell table:style-name="Table1.A1" office:value-type="string">
            <text:p text:style-name="Table_20_Contents">túl sok</text:p>
          </table:table-cell>
          <table:table-cell table:style-name="Table1.A1" office:value-type="string">
            <text:p text:style-name="Table_20_Contents">2</text:p>
          </table:table-cell>
        </table:table-row>
        <table:table-row>
          <table:table-cell table:style-name="Table1.A1" office:value-type="string">
            <text:p text:style-name="Table_20_Contents">gliffy.com</text:p>
          </table:table-cell>
          <table:table-cell table:style-name="Table1.A1" office:value-type="string">
            <text:p text:style-name="Table_20_Contents">sok</text:p>
          </table:table-cell>
          <table:table-cell table:style-name="Table1.A1" office:value-type="string">
            <text:p text:style-name="Table_20_Contents">sok</text:p>
          </table:table-cell>
          <table:table-cell table:style-name="Table1.A1" office:value-type="string">
            <text:p text:style-name="Table_20_Contents">túl sok</text:p>
          </table:table-cell>
          <table:table-cell table:style-name="Table1.A1" office:value-type="string">
            <text:p text:style-name="Table_20_Contents">2</text:p>
          </table:table-cell>
        </table:table-row>
        <table:table-row>
          <table:table-cell table:style-name="Table1.A1" office:value-type="string">
            <text:p text:style-name="Table_20_Contents">sqldbm.com</text:p>
          </table:table-cell>
          <table:table-cell table:style-name="Table1.A1" office:value-type="string">
            <text:p text:style-name="Table_20_Contents">3</text:p>
          </table:table-cell>
          <table:table-cell table:style-name="Table1.A1" office:value-type="string">
            <text:p text:style-name="Table_20_Contents">sok</text:p>
          </table:table-cell>
          <table:table-cell table:style-name="Table1.A1" office:value-type="string">
            <text:p text:style-name="Table_20_Contents">3 + kapcsolat beállítás</text:p>
          </table:table-cell>
          <table:table-cell table:style-name="Table1.A1" office:value-type="string">
            <text:p text:style-name="Table_20_Contents">3</text:p>
          </table:table-cell>
        </table:table-row>
        <table:table-row>
          <table:table-cell table:style-name="Table1.A1" office:value-type="string">
            <text:p text:style-name="Table_20_Contents">smartdraw.com</text:p>
          </table:table-cell>
          <table:table-cell table:style-name="Table1.A1" office:value-type="string">
            <text:p text:style-name="Table_20_Contents">2</text:p>
          </table:table-cell>
          <table:table-cell table:style-name="Table1.A1" office:value-type="string">
            <text:p text:style-name="Table_20_Contents">sok</text:p>
          </table:table-cell>
          <table:table-cell table:style-name="Table1.A1" office:value-type="string">
            <text:p text:style-name="Table_20_Contents">túl sok</text:p>
          </table:table-cell>
          <table:table-cell table:style-name="Table1.A1" office:value-type="string">
            <text:p text:style-name="Table_20_Contents">2</text:p>
          </table:table-cell>
        </table:table-row>
        <table:table-row>
          <table:table-cell table:style-name="Table1.A1" office:value-type="string">
            <text:p text:style-name="Table_20_Contents">Saját</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
      <text:p text:style-name="First_20_paragraph">Az összehasonlított rendszerek közül egyik sem volt felhasználóbarát. A sok panel miatt a diagramból kevés látszik. Az egyes elemek rendezése gondot okozott.</text:p>
      <text:p text:style-name="Text_20_body">A saját ER modell tervező, majdnem teljesen panel mentes. Az attribútumok kötve vannak az entitásokhoz mozgatáskor. Az objektumok elrendezésével kevesebbet kell törődni, az automatikus rendezés miatt.</text:p>
      <text:h text:style-name="Heading_20_2" text:outline-level="2">3. Alkalmazás terv</text:h>
      <text:h text:style-name="Heading_20_3" text:outline-level="3">3.1 Generálandó fájlok</text:h>
      <text:p text:style-name="First_20_paragraph">A kódgenerátorral megoldható az, hogy egy szép kód gyorsan elkészüljön. A Terv egy olyan kód generátor, ami egy ER modellhez hasonló modellből, a lehető legtöbb mindent generál. Egy generálási lehetőség a következő fájlokat fogja létrehozni:</text:p>
      <text:list text:style-name="L3">
        <text:list-item>
          <text:p text:style-name="P9"><text:span text:style-name="T1">Adatbázis migrációs fájlok</text:span><text:line-break/>Az adatbázis binárisan fájlokban van eltárolva. A git nem tudja jól kezelni a bináris fájlok módosításait, végképp nem lenne jó, ha egy <text:span text:style-name="T2">merge conflict</text:span><text:note text:id="ftn1" text:note-class="footnote"><text:note-citation>2</text:note-citation><text:note-body><text:p text:style-name="Footnote">A git verziókezelő rendszer két eltérő módosítás egyesítésekor az adott fájlba beleírja mind a 2 módosítást, és információt az adott módosításról.</text:p></text:note-body></text:note> miatt szöveges módosítást hozna létre a fájlon belül. Az adatbázis sémát migrációs fájlokkal lehet verzió kezelni, ami egyszerű adatbázis utasításokat tartalmaz, annak érdekében hogy egy sémát létrehozzon, vagy töröljön.</text:p>
        </text:list-item>
        <text:list-item>
          <text:p text:style-name="P9"><text:span text:style-name="T1">Entitás modell</text:span> (Szükséges az ORM<text:note text:id="ftn2" text:note-class="footnote"><text:note-citation>3</text:note-citation><text:note-body><text:p text:style-name="Footnote">Az ORM (Object-Relational Mapping) egy olyan rendszer, ami az adatbázis táblákat objektumokra képezi le, ezzel elérve azt, hogy objektum orientált módon lehessen kezelni az adatbázist, az alkalmazáson belül.</text:p></text:note-body></text:note> -hez)<text:line-break/>Az Entitás modell egy barátságos interfészt biztosít az adatbázis eléréséhez.</text:p>
        </text:list-item>
        <text:list-item>
          <text:p text:style-name="P9"><text:span text:style-name="T1">Repository</text:span><text:line-break/>A <text:span text:style-name="T2">repository</text:span> réteg a klasszikus értelemben vett modell réteg. Az ORM nem mindenre tud megoldást adni, ezért modellre nem alkalmas. A repository rétegben használhatunk ORM -től független SQL utasításokat is. Sokszor belefutunk olyan tervezési problémába, hogy 3 réteg nem elég. Ugyanazt a lekérdezést több fájlban is szeretnénk használni, viszont a kód duplikálás elkerülése végett ezeket a lekérdezéseket külön fájlba rakjuk, ezek a fájlok alkotják a repository réteget.</text:p>
        </text:list-item>
        <text:list-item>
          <text:p text:style-name="P9"><text:span text:style-name="T1">Presenter</text:span><text:line-break/>A <text:span text:style-name="T2">presenter</text:span> feladata, hogy egy kérésből visszaadjon egy statikus információt, a <text:span text:style-name="T2">presenter</text:span> általában nézetet vagy JSON kódot ad vissza.<text:line-break/>Ez az a réteg az, ami a kérést validálja, és interakcióban áll a <text:span text:style-name="T2">repository</text:span> réteggel.</text:p>
        </text:list-item>
        <text:list-item>
          <text:p text:style-name="P9"><text:span text:style-name="T1">View</text:span><text:line-break/>A <text:span text:style-name="T2">view</text:span> réteg felelős az adatok formázott megjelenítésért. Ide tartoznak a stílusért felelős CSS fájlok és a <text:span text:style-name="T2">view</text:span> dinamikus megjelenését biztosító javascript fájlok is.</text:p>
        </text:list-item>
      </text:list>
      <text:h text:style-name="Heading_20_3" text:outline-level="3">3.2 Kapcsolatok leképzése</text:h>
      <text:p text:style-name="First_20_paragraph">Az entity relationship modellből leképezhető az adatbázis séma. Az elsődleges kulcsokat a programból lehet majd kijelölni, de automatikusan az ID nevűt annak fogja venni. A külső kulcsok kivehetőek a kapcsolatokból. A típusokat a tulajdonságok nevei mellé lehet majd írni. Az egyedek neveit egy mesterséges intelligencia alakítja át egyesszámról többesszámra, amiből lesznek a táblanevek.</text:p>
      <text:h text:style-name="Heading_20_3" text:outline-level="3">3.3 sablon fájlok</text:h>
      <text:p text:style-name="First_20_paragraph">A fájlok legenerálásához, szükséges sablonokat definiálni. Egy generálási lehetőség több sablonból áll. A generálandó fájlok elhelyezésére is sablon szükséges.</text:p>
      <text:p text:style-name="Text_20_body">Ha a fájlon nem történik változtatás akkor lehetőség nyílik felülírni is a meglévő fájlokat. Későbbi fejlesztési lehetőség, hogy módosítás megléte esetén is a módosítás megtartásával lehessen frissíteni a fájlokat.</text:p>
      <text:p text:style-name="Text_20_body">Egy sablon fájl megkap egy entitást, minden kapcsolatával, így elérhet más entitásokat is. A sablon meghívhatja önmagát, így rekurzív kapcsolatokra is ad lehetőséget.</text:p>
      <text:p text:style-name="Text_20_body">A sablonfájlok a sablonok szabadsága miatt <text:span text:style-name="T2">javascript</text:span> programozási nyelvel készülnek el.</text:p>
      <text:h text:style-name="Heading_20_3" text:outline-level="3">3.4 ER Tervező</text:h>
      <text:h text:style-name="Heading_20_4" text:outline-level="4">3.4.1 Technológia</text:h>
      <text:p text:style-name="First_20_paragraph">A tervező webes felületen készül annak érdekében, hogy minden platformon ugyanúgy futhasson. A javascript ugyanúgy fejlődik mint bármelyik nyelv. Az új verziójú javascriptet nem támogatják a régebbi böngészők. Annak érdekében hogy használni lehessen az új verziót anélkül hogy gondot okozna a régebbi böngészőknek, a <text:span text:style-name="Source_Text">babel.js</text:span> könyvtár fordítja le a régebbi verzióra. A javascript nem ad lehetőséget arra, hogy más javascript fájlokat be lehessen importálni a kódba. A fájlok beimportálásáért a <text:span text:style-name="Source_Text">webpack</text:span> könyvtár felelős. Ez a projekt <text:span text:style-name="T2">javascript</text:span> fájlaiból létrehoz egy nagy fájlt, a fájlokban megadott import utasítások segítségével. A tervező nagy része a <text:span text:style-name="Source_Text">canvas</text:span> nevű HTML elemben lett megvalósítva, ez azt jelenti hogy a grafikai elemeket a javascript rajzoltatja ki. A <text:span text:style-name="Source_Text">canvas</text:span> egy nagyon primitív elem, nem képes rajzok csoportosítására és nem képes a canvas-en lévő rajzok elkülönítésére, épp ezért nem is lehet közvetlenül lekérdezni hogy melyik elemre kattintott a felhasználó. Mivel a kattintás pozícióját le lehet kérni, ezen problémák kiküszöbölhetőek. Erre már vannak kész könyvtárak, az egyik ilyen a <text:span text:style-name="Source_Text">Konva.js</text:span>. A <text:span text:style-name="Source_Text">Konva</text:span> nem biztosít elég eszközt arra hogy kényelmesen lehessen fejleszteni vele, ezért létre kellett hoznom egy saját keretrendszert, a <text:span text:style-name="Source_Text">canvas</text:span> alkalmazások fejlesztésére.</text:p>
      <text:h text:style-name="Heading_20_3" text:outline-level="3">3.4.2 Saját keretrendszer</text:h>
      <text:h text:style-name="Heading_20_4" text:outline-level="4">3.4.2.1 felépítés</text:h>
      <text:p text:style-name="First_20_paragraph">A canvas csak rajzolásra való, viszont a rajzolás részletei miatt nem átlátható az üzleti logika. Ennek megoldására el kell különíteni az egyes részeket feladatkör szerint. Az elkülönítésre nagyon jó példa a HTML és a CSS. A HTML alapján van egy strukturális felépítésért felelős fájl, ami megmondja, hogy egy elem milyen más elemekből épül fel, milyen kapcsolatban vannak egymással, és hogy milyen eseményekre kell figyelnie. Van stílus, ami az elemek formázásáért felelős. Van egy modell ami az információk tárolásának ad egy struktúrát és van egy fájl ami ezt a hármat összefogja és egy új elemként definiálja azt.</text:p>
      <text:h text:style-name="Heading_20_4" text:outline-level="4">3.4.2.2 Stílus</text:h>
      <text:p text:style-name="First_20_paragraph">A stílusfájl a CSS -hez hasonlóan csak tulajdonságokat sorol fel.</text:p>
      <text:p text:style-name="P10"><text:s text:c="4"/>children: {</text:p>
      <text:p text:style-name="P11"><text:s text:c="8"/>text: new Style.Class({</text:p>
      <text:p text:style-name="P12"><text:s text:c="12"/>fontSize:14,</text:p>
      <text:p text:style-name="P13"><text:s text:c="12"/>fill: '#000',</text:p>
      <text:p text:style-name="P14"><text:s text:c="12"/>fontFamily: 'Open Sans'</text:p>
      <text:p text:style-name="P15"><text:s text:c="8"/>}),</text:p>
      <text:p text:style-name="P16"><text:s text:c="8"/>bg: new Style.Class({</text:p>
      <text:p text:style-name="P17"><text:s text:c="12"/>fill:'#fff',</text:p>
      <text:p text:style-name="P18"><text:s text:c="12"/>stroke: '#000',</text:p>
      <text:p text:style-name="P19"><text:s text:c="12"/>strokeWidth: 1,</text:p>
      <text:p text:style-name="P20"><text:s text:c="8"/>}),</text:p>
      <text:p text:style-name="P21"><text:s text:c="8"/>deleteButton: new Style.Class({</text:p>
      <text:p text:style-name="P22"><text:s text:c="12"/>opacity:0</text:p>
      <text:p text:style-name="P23"><text:s text:c="8"/>})</text:p>
      <text:p text:style-name="P24"/>
      <text:p text:style-name="P25"><text:s text:c="4"/>},</text:p>
      <text:p text:style-name="P26"><text:s text:c="4"/>hover: {</text:p>
      <text:p text:style-name="P27"><text:s text:c="8"/>children: {</text:p>
      <text:p text:style-name="P28"><text:s text:c="12"/>deleteButton: new Style.Class({</text:p>
      <text:p text:style-name="P29"><text:s text:c="16"/>opacity:1</text:p>
      <text:p text:style-name="P30"><text:s text:c="12"/>})</text:p>
      <text:p text:style-name="P31"><text:s text:c="8"/>}</text:p>
      <text:p text:style-name="P32"><text:s text:c="4"/>}</text:p>
      <text:h text:style-name="Heading_20_4" text:outline-level="4">3.4.2.3 Struktúra</text:h>
      <text:p text:style-name="First_20_paragraph">A struktúra fájl egy függvényt tartalmaz ami elkészíti a struktúrát, a paraméterek alapján.</text:p>
      <text:p text:style-name="Text_20_body">Belehet állítani hogy az elem egérrel húzható legyen.</text:p>
      <text:p text:style-name="P33">props.draggable = true</text:p>
      <text:p text:style-name="First_20_paragraph">Meglehet adni hogy az elem milyen elemekből épüljön fel.</text:p>
      <text:p text:style-name="P34">props.children = {</text:p>
      <text:p text:style-name="P35"><text:s text:c="4"/>bg: new EllipseShape,</text:p>
      <text:p text:style-name="P36"><text:s text:c="4"/>text: new EditableText,</text:p>
      <text:p text:style-name="P37"><text:s text:c="4"/>deleteButton: new DeleteButton</text:p>
      <text:p text:style-name="P38">}</text:p>
      <text:p text:style-name="First_20_paragraph">Meg lehet mondani az automatikus rendezőnek, hogy vegye figyelembe az aktuális elemet.</text:p>
      <text:p text:style-name="P39">props._arranger_enabled = true</text:p>
      <text:p text:style-name="P40">props._arrangerBoundingType = function(element, to) {</text:p>
      <text:p text:style-name="P41"><text:s text:c="4"/>return BoundingBox(props.children.bg,to)</text:p>
      <text:p text:style-name="P42">}</text:p>
      <text:p text:style-name="First_20_paragraph">Be lehet állítani hogy mely eseményekre figyeljen.</text:p>
      <text:p text:style-name="P43">props.events = {</text:p>
      <text:p text:style-name="P44"><text:s text:c="4"/>onDelete: new EventRegister(props.children.deleteButton,'click'),</text:p>
      <text:p text:style-name="P45"><text:s text:c="4"/>onChangeText: new EventRegister(props.children.text, 'dblclick'),</text:p>
      <text:p text:style-name="P46">}</text:p>
      <text:p text:style-name="First_20_paragraph">Meg lehet mondani hogy egyes elemek változására hogy változzanak más elemek. (Pl: ha a szöveg hossza változik akkor a háttérnek a szélessége is változzon)</text:p>
      <text:p text:style-name="P47">props.anchors = {</text:p>
      <text:p text:style-name="P48"><text:s text:c="4"/>bgSize: new WidthAnchor(props.children.text, props.children.bg, {</text:p>
      <text:p text:style-name="P49"><text:s text:c="8"/>padding: 20,</text:p>
      <text:p text:style-name="P50"><text:s text:c="4"/>})</text:p>
      <text:p text:style-name="P51">}</text:p>
      <text:h text:style-name="Heading_20_4" text:outline-level="4">3.4.2.4 Modell</text:h>
      <text:p text:style-name="First_20_paragraph">A modell csak struktúrát biztosít a fájlhoz. De opcionálisan implementálhat egy <text:span text:style-name="Source_Text">toArray</text:span> nevű függvényt, ami az információkat JSON formátumba konvertálhatóan visszaadja.</text:p>
      <text:h text:style-name="Heading_20_4" text:outline-level="4">3.4.2.5 Elem fájl</text:h>
      <text:p text:style-name="First_20_paragraph">Ez a fájl foglalja össze a 3 fájl szerepét. Ebben a fájlban található meg az üzleti logika. Azok az események amiket a struktúra fájlban definiáltunk, ezekre a függvényekre hivatkoznak, és meghívódnak ha az esemény bekövetkezik.</text:p>
      <text:p text:style-name="P52">import Element from '../../Utils/Element'</text:p>
      <text:p text:style-name="P53">import PropertyShape from './PropertyShape'</text:p>
      <text:p text:style-name="P54">import PropertyStyle from './PropertyStyle'</text:p>
      <text:p text:style-name="P55">import PropertyModel from './PropertyModel'</text:p>
      <text:p text:style-name="P56"/>
      <text:p text:style-name="P57">class Property extends Element {</text:p>
      <text:p text:style-name="P58"><text:s text:c="4"/>constructor() {</text:p>
      <text:p text:style-name="P59"><text:s text:c="8"/>super()</text:p>
      <text:p text:style-name="P60"/>
      <text:p text:style-name="P61"><text:s text:c="8"/>this.style = PropertyStyle</text:p>
      <text:p text:style-name="P62"><text:s text:c="8"/>this.shape = PropertyShape()</text:p>
      <text:p text:style-name="P63"><text:s text:c="8"/>this.model = new PropertyModel(this.shape)</text:p>
      <text:p text:style-name="P64"><text:s text:c="4"/>}</text:p>
      <text:p text:style-name="P65"/>
      <text:p text:style-name="P66"><text:s text:c="4"/>changeText() {</text:p>
      <text:p text:style-name="P67"><text:s text:c="8"/>this.getShape('text').edit()</text:p>
      <text:p text:style-name="P68"><text:s text:c="8"/>this.model.name = this.getShape('text').shape.text()</text:p>
      <text:p text:style-name="P69"><text:s text:c="4"/>}</text:p>
      <text:p text:style-name="P70"/>
      <text:p text:style-name="P71"><text:s text:c="4"/>onChangeText(e) {</text:p>
      <text:p text:style-name="P72"><text:s text:c="8"/>e.cancelBubble = true</text:p>
      <text:p text:style-name="P73"><text:s text:c="8"/>this.changeText()</text:p>
      <text:p text:style-name="P74"><text:s text:c="4"/>}</text:p>
      <text:p text:style-name="P75"/>
      <text:p text:style-name="P76"><text:s text:c="4"/>reconstruct(data) {</text:p>
      <text:p text:style-name="P77"><text:s text:c="8"/>this.getShape('text').setText(data.name)</text:p>
      <text:p text:style-name="P78"><text:s text:c="8"/>this.model.name = data.name</text:p>
      <text:p text:style-name="P79"><text:s text:c="4"/>}</text:p>
      <text:p text:style-name="P80"/>
      <text:p text:style-name="P81"><text:s text:c="4"/>onDelete() {</text:p>
      <text:p text:style-name="P82"><text:s text:c="8"/>this.shape.dispatchEvent(new Event('delete'))</text:p>
      <text:p text:style-name="P83"><text:s text:c="4"/>}</text:p>
      <text:p text:style-name="P84">}</text:p>
      <text:h text:style-name="Heading_20_4" text:outline-level="4">3.4.2.6 Amiért jó</text:h>
      <text:p text:style-name="First_20_paragraph">A kód sokkal átláthatóbb. Elkerülhető vele a kód duplikálás. A komponensek nem függenek szorosan össze, így bármikor cserélhetőek, viszont az általános célra egy nagyon kényelmes, átlátható, és gyors megoldást lehet vele biztosítani.</text:p>
      <text:h text:style-name="Heading_20_2" text:outline-level="2">4. Végszó</text:h>
      <text:p text:style-name="First_20_paragraph">A weboldalfejlesztés iránti igények egyre csak nőnek. A fejlesztőkből hiány van. A gyors fejlesztés ugyanolyan fontos mint a minőségi kód, de hogy a fejlesztők kedve ne menjen el, a hasonló kódok újbóli megírása miatt ezeket inkább generálju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